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567fa" officeooo:paragraph-rsid="001567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ancel HP_LaserJet_600_M601_6E00CE_</text:p>
      <text:p text:style-name="Standard"/>
      <text:p text:style-name="P1">10.5.100.2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5T12:37:54.100214407</meta:creation-date>
    <dc:date>2022-02-25T12:50:24.818915244</dc:date>
    <meta:editing-duration>PT53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2" meta:word-count="3" meta:character-count="47" meta:non-whitespace-character-count="46"/>
  </office:meta>
</office:document-meta>
</file>